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0000"/>
    </style:style>
    <style:style style:name="gr4" style:family="graphic" style:parent-style-name="standard">
      <style:graphic-properties draw:stroke="none" svg:stroke-width="0.001cm" draw:fill-color="#ffffff"/>
    </style:style>
    <style:style style:name="gr5" style:family="graphic" style:parent-style-name="standard">
      <style:graphic-properties draw:stroke="none" svg:stroke-width="0.001cm" draw:fill-color="#005a80"/>
    </style:style>
    <style:style style:name="gr6" style:family="graphic" style:parent-style-name="standard">
      <style:graphic-properties svg:stroke-width="0.001cm" svg:stroke-color="#003c55" draw:fill="none" draw:fill-color="#ffffff" fo:padding-top="-0.049cm" fo:padding-bottom="-0.049cm" fo:padding-left="-0.049cm" fo:padding-right="-0.049cm"/>
    </style:style>
    <style:style style:name="gr7" style:family="graphic" style:parent-style-name="standard">
      <style:graphic-properties draw:stroke="none" svg:stroke-width="0.001cm" draw:fill-color="#00b4ff"/>
    </style:style>
    <style:style style:name="gr8" style:family="graphic" style:parent-style-name="standard">
      <style:graphic-properties draw:stroke="none" svg:stroke-width="0.001cm" draw:fill-color="#e4405d"/>
    </style:style>
  </office:automatic-styles>
  <office:body>
    <office:drawing>
      <draw:page draw:name="page1" draw:style-name="dp1" draw:master-page-name="Default">
        <draw:g>
          <draw:glue-point draw:id="4" svg:x="-3.873cm" svg:y="-5cm"/>
          <draw:glue-point draw:id="5" svg:x="5cm" svg:y="-5cm"/>
          <draw:glue-point draw:id="6" svg:x="0.563cm" svg:y="-5cm"/>
          <draw:glue-point draw:id="7" svg:x="-5cm" svg:y="5cm"/>
          <draw:glue-point draw:id="8" svg:x="3.871cm" svg:y="5cm"/>
          <draw:glue-point draw:id="9" svg:x="-0.565cm" svg:y="5cm"/>
          <draw:glue-point draw:id="10" svg:x="-5cm" svg:y="-4.28cm"/>
          <draw:glue-point draw:id="11" svg:x="-5cm" svg:y="1.167cm"/>
          <draw:glue-point draw:id="12" svg:x="5.236cm" svg:y="1.11cm"/>
          <draw:glue-point draw:id="13" svg:x="-0.53cm" svg:y="-0.222cm"/>
          <draw:polygon draw:style-name="gr1" draw:layer="layout" svg:width="0.608cm" svg:height="0.656cm" svg:x="0cm" svg:y="1.344cm" svg:viewBox="0 0 609 657" draw:points="0,0 0,657 609,657 609,0">
            <text:p/>
          </draw:polygon>
          <draw:polygon draw:style-name="gr2" draw:layer="layout" svg:width="0.608cm" svg:height="0.656cm" svg:x="0cm" svg:y="1.344cm" svg:viewBox="0 0 609 657" draw:points="0,0 0,657 609,657 609,0">
            <text:p/>
          </draw:polygon>
          <draw:polygon draw:style-name="gr3" draw:layer="layout" svg:width="0.11cm" svg:height="0.511cm" svg:x="0.044cm" svg:y="1.422cm" svg:viewBox="0 0 111 512" draw:points="33,434 33,88 0,88 55,0 111,88 77,88 77,434 111,434 55,512 0,434">
            <text:p/>
          </draw:polygon>
          <draw:polygon draw:style-name="gr3" draw:layer="layout" svg:width="0.111cm" svg:height="0.511cm" svg:x="0.176cm" svg:y="1.422cm" svg:viewBox="0 0 112 512" draw:points="34,434 34,88 0,88 56,0 112,88 78,88 78,434 112,434 56,512 0,434">
            <text:p/>
          </draw:polygon>
          <draw:polygon draw:style-name="gr3" draw:layer="layout" svg:width="0.11cm" svg:height="0.511cm" svg:x="0.31cm" svg:y="1.422cm" svg:viewBox="0 0 111 512" draw:points="32,434 32,88 0,88 55,0 111,88 77,88 77,434 111,434 55,512 0,434">
            <text:p/>
          </draw:polygon>
          <draw:polygon draw:style-name="gr3" draw:layer="layout" svg:width="0.111cm" svg:height="0.511cm" svg:x="0.442cm" svg:y="1.422cm" svg:viewBox="0 0 112 512" draw:points="33,434 33,88 0,88 56,0 112,88 78,88 78,434 112,434 56,512 0,434">
            <text:p/>
          </draw:polygon>
          <draw:polygon draw:style-name="gr4" draw:layer="layout" svg:width="0.111cm" svg:height="0.511cm" svg:x="0.055cm" svg:y="1.433cm" svg:viewBox="0 0 112 512" draw:points="33,434 33,89 0,89 56,0 112,89 77,89 77,434 112,434 56,512 0,434">
            <text:p/>
          </draw:polygon>
          <draw:polygon draw:style-name="gr4" draw:layer="layout" svg:width="0.11cm" svg:height="0.511cm" svg:x="0.188cm" svg:y="1.433cm" svg:viewBox="0 0 111 512" draw:points="33,434 33,89 0,89 55,0 111,89 78,89 78,434 111,434 55,512 0,434">
            <text:p/>
          </draw:polygon>
          <draw:polygon draw:style-name="gr4" draw:layer="layout" svg:width="0.111cm" svg:height="0.511cm" svg:x="0.321cm" svg:y="1.433cm" svg:viewBox="0 0 112 512" draw:points="33,434 33,89 0,89 56,0 112,89 77,89 77,434 112,434 56,512 0,434">
            <text:p/>
          </draw:polygon>
          <draw:polygon draw:style-name="gr4" draw:layer="layout" svg:width="0.111cm" svg:height="0.511cm" svg:x="0.453cm" svg:y="1.433cm" svg:viewBox="0 0 112 512" draw:points="33,434 33,89 0,89 56,0 112,89 78,89 78,434 112,434 56,512 0,434">
            <text:p/>
          </draw:polygon>
          <draw:polygon draw:style-name="gr1" draw:layer="layout" svg:width="0.608cm" svg:height="0.656cm" svg:x="0.608cm" svg:y="1.344cm" svg:viewBox="0 0 609 657" draw:points="0,0 0,657 609,657 609,0">
            <text:p/>
          </draw:polygon>
          <draw:polygon draw:style-name="gr2" draw:layer="layout" svg:width="0.608cm" svg:height="0.656cm" svg:x="0.608cm" svg:y="1.344cm" svg:viewBox="0 0 609 657" draw:points="0,0 0,657 609,657 609,0">
            <text:p/>
          </draw:polygon>
          <draw:polygon draw:style-name="gr5" draw:layer="layout" svg:width="0.155cm" svg:height="0.789cm" svg:x="1.216cm" svg:y="1.2cm" svg:viewBox="0 0 156 790" draw:points="0,144 156,0 156,645 0,790">
            <text:p/>
          </draw:polygon>
          <draw:polygon draw:style-name="gr2" draw:layer="layout" svg:width="0.155cm" svg:height="0.789cm" svg:x="1.216cm" svg:y="1.2cm" svg:viewBox="0 0 156 790" draw:points="0,144 156,0 156,645 0,790">
            <text:p/>
          </draw:polygon>
          <draw:polygon draw:style-name="gr3" draw:layer="layout" svg:width="0.11cm" svg:height="0.511cm" svg:x="0.652cm" svg:y="1.422cm" svg:viewBox="0 0 111 512" draw:points="33,434 33,88 0,88 55,0 111,88 77,88 77,434 111,434 55,512 0,434">
            <text:p/>
          </draw:polygon>
          <draw:polygon draw:style-name="gr3" draw:layer="layout" svg:width="0.111cm" svg:height="0.511cm" svg:x="0.785cm" svg:y="1.422cm" svg:viewBox="0 0 112 512" draw:points="33,434 33,88 0,88 56,0 112,88 78,88 78,434 112,434 56,512 0,434">
            <text:p/>
          </draw:polygon>
          <draw:polygon draw:style-name="gr3" draw:layer="layout" svg:width="0.111cm" svg:height="0.511cm" svg:x="0.917cm" svg:y="1.422cm" svg:viewBox="0 0 112 512" draw:points="33,434 33,88 0,88 56,0 112,88 78,88 78,434 112,434 56,512 0,434">
            <text:p/>
          </draw:polygon>
          <draw:polygon draw:style-name="gr3" draw:layer="layout" svg:width="0.111cm" svg:height="0.511cm" svg:x="1.05cm" svg:y="1.422cm" svg:viewBox="0 0 112 512" draw:points="33,434 33,88 0,88 56,0 112,88 78,88 78,434 112,434 56,512 0,434">
            <text:p/>
          </draw:polygon>
          <draw:polygon draw:style-name="gr4" draw:layer="layout" svg:width="0.111cm" svg:height="0.511cm" svg:x="0.663cm" svg:y="1.433cm" svg:viewBox="0 0 112 512" draw:points="33,434 33,89 0,89 56,0 112,89 78,89 78,434 112,434 56,512 0,434">
            <text:p/>
          </draw:polygon>
          <draw:polygon draw:style-name="gr4" draw:layer="layout" svg:width="0.11cm" svg:height="0.511cm" svg:x="0.796cm" svg:y="1.433cm" svg:viewBox="0 0 111 512" draw:points="33,434 33,89 0,89 55,0 111,89 78,89 78,434 111,434 55,512 0,434">
            <text:p/>
          </draw:polygon>
          <draw:polygon draw:style-name="gr4" draw:layer="layout" svg:width="0.111cm" svg:height="0.511cm" svg:x="0.929cm" svg:y="1.433cm" svg:viewBox="0 0 112 512" draw:points="33,434 33,89 0,89 56,0 112,89 77,89 77,434 112,434 56,512 0,434">
            <text:p/>
          </draw:polygon>
          <draw:polygon draw:style-name="gr4" draw:layer="layout" svg:width="0.11cm" svg:height="0.511cm" svg:x="1.061cm" svg:y="1.433cm" svg:viewBox="0 0 111 512" draw:points="33,434 33,89 0,89 55,0 111,89 77,89 77,434 111,434 55,512 0,434">
            <text:p/>
          </draw:polygon>
          <draw:polygon draw:style-name="gr5" draw:layer="layout" svg:width="1.371cm" svg:height="0.144cm" svg:x="0cm" svg:y="1.2cm" svg:viewBox="0 0 1372 145" draw:points="0,145 154,0 1372,0 1217,145">
            <text:p/>
          </draw:polygon>
          <draw:polygon draw:style-name="gr6" draw:layer="layout" svg:width="1.371cm" svg:height="0.144cm" svg:x="0cm" svg:y="1.2cm" svg:viewBox="0 0 1372 145" draw:points="0,145 154,0 1372,0 1217,145">
            <text:p/>
          </draw:polygon>
          <draw:polygon draw:style-name="gr1" draw:layer="layout" svg:width="1.216cm" svg:height="1.211cm" svg:x="0cm" svg:y="0.144cm" svg:viewBox="0 0 1217 1212" draw:points="0,0 0,1212 1217,1212 1217,0">
            <text:p/>
          </draw:polygon>
          <draw:polygon draw:style-name="gr2" draw:layer="layout" svg:width="1.216cm" svg:height="1.211cm" svg:x="0cm" svg:y="0.144cm" svg:viewBox="0 0 1217 1212" draw:points="0,0 0,1212 1217,1212 1217,0">
            <text:p/>
          </draw:polygon>
          <draw:polygon draw:style-name="gr7" draw:layer="layout" svg:width="1.371cm" svg:height="0.144cm" svg:x="0cm" svg:y="0cm" svg:viewBox="0 0 1372 145" draw:points="0,145 154,0 1372,0 1217,145">
            <text:p/>
          </draw:polygon>
          <draw:polygon draw:style-name="gr2" draw:layer="layout" svg:width="1.371cm" svg:height="0.144cm" svg:x="0cm" svg:y="0cm" svg:viewBox="0 0 1372 145" draw:points="0,145 154,0 1372,0 1217,145">
            <text:p/>
          </draw:polygon>
          <draw:polygon draw:style-name="gr5" draw:layer="layout" svg:width="0.155cm" svg:height="1.344cm" svg:x="1.216cm" svg:y="0cm" svg:viewBox="0 0 156 1345" draw:points="0,144 156,0 156,1200 0,1345">
            <text:p/>
          </draw:polygon>
          <draw:polygon draw:style-name="gr2" draw:layer="layout" svg:width="0.155cm" svg:height="1.344cm" svg:x="1.216cm" svg:y="0cm" svg:viewBox="0 0 156 1345" draw:points="0,144 156,0 156,1200 0,1345">
            <text:p/>
          </draw:polygon>
          <draw:polygon draw:style-name="gr3" draw:layer="layout" svg:width="0.42cm" svg:height="0.188cm" svg:x="0.055cm" svg:y="0.645cm" svg:viewBox="0 0 421 189" draw:points="421,44 99,44 99,0 0,88 99,189 99,144 421,144">
            <text:p/>
          </draw:polygon>
          <draw:polygon draw:style-name="gr3" draw:layer="layout" svg:width="0.331cm" svg:height="0.333cm" svg:x="0.21cm" svg:y="0.355cm" svg:viewBox="0 0 332 334" draw:points="332,267 99,33 132,0 0,0 0,133 32,100 265,334">
            <text:p/>
          </draw:polygon>
          <draw:polygon draw:style-name="gr3" draw:layer="layout" svg:width="0.188cm" svg:height="0.423cm" svg:x="0.498cm" svg:y="0.2cm" svg:viewBox="0 0 189 424" draw:points="144,424 144,89 189,89 100,0 0,89 44,89 44,424">
            <text:p/>
          </draw:polygon>
          <draw:polygon draw:style-name="gr3" draw:layer="layout" svg:width="0.332cm" svg:height="0.333cm" svg:x="0.641cm" svg:y="0.355cm" svg:viewBox="0 0 333 334" draw:points="67,334 300,100 333,133 333,0 200,0 233,33 0,267">
            <text:p/>
          </draw:polygon>
          <draw:polygon draw:style-name="gr3" draw:layer="layout" svg:width="0.42cm" svg:height="0.188cm" svg:x="0.708cm" svg:y="0.645cm" svg:viewBox="0 0 421 189" draw:points="0,144 332,144 332,189 421,88 332,0 332,44 0,44">
            <text:p/>
          </draw:polygon>
          <draw:polygon draw:style-name="gr3" draw:layer="layout" svg:width="0.332cm" svg:height="0.333cm" svg:x="0.641cm" svg:y="0.789cm" svg:viewBox="0 0 333 334" draw:points="0,66 233,300 200,334 333,322 333,200 300,234 67,0">
            <text:p/>
          </draw:polygon>
          <draw:polygon draw:style-name="gr3" draw:layer="layout" svg:width="0.188cm" svg:height="0.422cm" svg:x="0.498cm" svg:y="0.856cm" svg:viewBox="0 0 189 423" draw:points="44,0 44,334 0,334 100,423 189,334 144,334 144,0">
            <text:p/>
          </draw:polygon>
          <draw:polygon draw:style-name="gr3" draw:layer="layout" svg:width="0.331cm" svg:height="0.333cm" svg:x="0.21cm" svg:y="0.789cm" svg:viewBox="0 0 332 334" draw:points="265,0 32,234 0,200 0,334 132,334 99,300 332,66">
            <text:p/>
          </draw:polygon>
          <draw:polygon draw:style-name="gr4" draw:layer="layout" svg:width="0.42cm" svg:height="0.189cm" svg:x="0.066cm" svg:y="0.655cm" svg:viewBox="0 0 421 190" draw:points="421,44 99,44 99,0 0,89 99,190 99,145 421,145">
            <text:p/>
          </draw:polygon>
          <draw:polygon draw:style-name="gr4" draw:layer="layout" svg:width="0.332cm" svg:height="0.334cm" svg:x="0.221cm" svg:y="0.366cm" svg:viewBox="0 0 333 335" draw:points="333,267 99,33 132,0 0,0 0,134 32,100 266,335">
            <text:p/>
          </draw:polygon>
          <draw:polygon draw:style-name="gr4" draw:layer="layout" svg:width="0.188cm" svg:height="0.422cm" svg:x="0.508cm" svg:y="0.211cm" svg:viewBox="0 0 189 423" draw:points="144,423 144,88 189,88 100,0 0,88 45,88 45,423">
            <text:p/>
          </draw:polygon>
          <draw:polygon draw:style-name="gr4" draw:layer="layout" svg:width="0.332cm" svg:height="0.334cm" svg:x="0.652cm" svg:y="0.366cm" svg:viewBox="0 0 333 335" draw:points="66,335 299,100 333,134 333,0 199,0 233,33 0,267">
            <text:p/>
          </draw:polygon>
          <draw:polygon draw:style-name="gr4" draw:layer="layout" svg:width="0.42cm" svg:height="0.189cm" svg:x="0.719cm" svg:y="0.655cm" svg:viewBox="0 0 421 190" draw:points="0,145 332,145 332,190 421,89 332,0 332,44 0,44">
            <text:p/>
          </draw:polygon>
          <draw:polygon draw:style-name="gr4" draw:layer="layout" svg:width="0.332cm" svg:height="0.334cm" svg:x="0.652cm" svg:y="0.8cm" svg:viewBox="0 0 333 335" draw:points="0,67 233,301 199,335 333,323 333,200 299,234 66,0">
            <text:p/>
          </draw:polygon>
          <draw:polygon draw:style-name="gr4" draw:layer="layout" svg:width="0.188cm" svg:height="0.422cm" svg:x="0.508cm" svg:y="0.867cm" svg:viewBox="0 0 189 423" draw:points="45,0 45,334 0,334 100,423 189,334 144,334 144,0">
            <text:p/>
          </draw:polygon>
          <draw:polygon draw:style-name="gr4" draw:layer="layout" svg:width="0.332cm" svg:height="0.334cm" svg:x="0.221cm" svg:y="0.8cm" svg:viewBox="0 0 333 335" draw:points="266,0 32,234 0,200 0,335 132,335 99,301 333,67">
            <text:p/>
          </draw:polygon>
          <draw:polygon draw:style-name="gr3" draw:layer="layout" svg:width="0.365cm" svg:height="0.366cm" svg:x="0.409cm" svg:y="0.566cm" svg:viewBox="0 0 366 367" draw:points="366,183 365,174 364,165 363,155 362,146 359,137 357,128 354,120 351,111 347,102 342,94 338,86 332,78 327,70 321,64 315,57 309,50 302,44 294,38 287,32 279,27 271,23 263,18 255,14 246,11 238,8 228,5 220,3 210,2 201,0 192,0 182,0 173,0 164,0 155,2 145,3 137,5 127,8 119,11 110,14 102,18 94,23 86,27 78,32 71,38 64,44 57,50 50,57 44,64 38,70 33,78 27,86 23,94 18,102 14,111 11,120 8,128 6,137 3,146 2,155 1,165 0,174 0,183 0,192 1,202 2,211 3,220 6,229 8,238 11,247 14,256 18,264 23,272 27,280 33,288 38,296 44,302 50,309 57,316 64,322 71,328 78,334 86,339 94,343 102,348 110,352 119,355 127,358 137,361 145,363 155,364 164,366 173,367 182,367 192,367 201,366 210,364 220,363 228,361 238,358 246,355 255,352 263,348 271,343 279,339 287,334 294,328 302,322 309,316 315,309 321,302 327,296 332,288 338,280 342,272 347,264 351,256 354,247 357,238 359,229 362,220 363,211 364,202 365,192">
            <text:p/>
          </draw:polygon>
          <draw:polygon draw:style-name="gr4" draw:layer="layout" svg:width="0.364cm" svg:height="0.366cm" svg:x="0.431cm" svg:y="0.588cm" svg:viewBox="0 0 365 367" draw:points="365,183 364,174 364,164 362,155 361,146 358,137 356,128 353,119 350,111 346,102 341,94 337,86 332,78 326,70 320,63 314,57 308,50 301,44 294,38 286,32 279,27 271,22 263,18 254,14 245,11 237,8 228,6 219,3 210,2 201,0 191,0 182,0 173,0 163,0 154,2 145,3 136,6 127,8 118,11 110,14 101,18 93,22 85,27 78,32 70,38 63,44 56,50 49,57 43,63 37,70 32,78 27,86 22,94 18,102 14,111 11,119 8,128 5,137 3,146 1,155 0,164 0,174 0,183 0,192 0,201 1,211 3,220 5,229 8,238 11,247 14,255 18,264 22,272 27,280 32,288 37,296 43,303 49,309 56,316 63,322 70,328 78,334 85,339 93,343 101,348 110,352 118,355 127,358 136,360 145,362 154,364 163,366 173,366 182,367 191,366 201,366 210,364 219,362 228,360 237,358 245,355 254,352 263,348 271,343 279,339 286,334 294,328 301,322 308,316 314,309 320,303 326,296 332,288 337,280 341,272 346,264 350,255 353,247 356,238 358,229 361,220 362,211 364,201 364,192">
            <text:p/>
          </draw:polygon>
          <draw:polygon draw:style-name="gr8" draw:layer="layout" svg:width="0.365cm" svg:height="0.366cm" svg:x="0.42cm" svg:y="0.578cm" svg:viewBox="0 0 366 367" draw:points="366,183 365,174 365,164 363,155 362,146 359,137 357,128 354,120 351,111 347,102 342,94 338,86 332,78 327,70 321,64 315,57 308,50 301,44 294,38 287,32 279,27 271,23 263,18 255,14 246,11 238,8 228,5 220,3 210,2 201,0 192,0 182,0 173,0 164,0 155,2 145,3 137,5 127,8 119,11 110,14 102,18 94,23 86,27 78,32 71,38 63,44 56,50 50,57 44,64 38,70 33,78 27,86 23,94 18,102 14,111 11,120 8,128 5,137 3,146 2,155 1,164 0,174 0,183 0,192 1,202 2,211 3,220 5,229 8,238 11,247 14,255 18,264 23,272 27,280 33,288 38,296 44,302 50,309 56,316 63,322 71,328 78,334 86,339 94,344 102,348 110,352 119,355 127,358 137,361 145,363 155,365 164,366 173,366 182,367 192,366 201,366 210,365 220,363 228,361 238,358 246,355 255,352 263,348 271,344 279,339 287,334 294,328 301,322 308,316 315,309 321,302 327,296 332,288 338,280 342,272 347,264 351,255 354,247 357,238 359,229 362,220 363,211 365,202 365,192">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PC Adapter Card</dc:title>
    <meta:creation-date>2011-02-07T16:42:48</meta:creation-date>
    <meta:editing-duration>P0D</meta:editing-duration>
    <meta:editing-cycles>1</meta:editing-cycles>
    <meta:document-statistic meta:object-count="50"/>
    <meta:generator>OpenOffice.org/3.3$Linux OpenOffice.org_project/330m20$Build-9567</meta:generator>
  </office:meta>
</office:document-meta>
</file>